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 fo:padding-top="0cm" fo:padding-bottom="0cm" fo:padding-left="0.457cm" fo:padding-right="0cm" draw:fontwork-style="rotate" draw:fontwork-distance="0.254cm" draw:fontwork-start="0cm" draw:fontwork-shadow-offset-x="0cm" draw:fontwork-shadow-offset-y="0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 draw:fontwork-style="rotate" draw:fontwork-distance="-0.508cm" draw:fontwork-start="0cm" draw:fontwork-shadow-offset-x="0cm" draw:fontwork-shadow-offset-y="0cm"/>
    </style:style>
    <style:style style:name="gr4" style:family="graphic" style:parent-style-name="standard">
      <style:graphic-properties draw:fill-color="#ff808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779cm" svg:height="9.906cm" svg:x="3.159cm" svg:y="7.731cm">
          <text:p/>
        </draw:rect>
        <draw:line draw:name="kjhkjh" draw:style-name="gr2" draw:text-style-name="P1" draw:layer="layout" svg:x1="2.778cm" svg:y1="17.51cm" svg:x2="2.778cm" svg:y2="7.731cm">
          <text:p text:style-name="P1">Genome Position</text:p>
        </draw:line>
        <draw:line draw:name="Sample" draw:style-name="gr3" draw:text-style-name="P1" draw:layer="layout" svg:x1="3.278cm" svg:y1="17.859cm" svg:x2="12.803cm" svg:y2="17.909cm">
          <svg:title>Samples</svg:title>
          <text:p text:style-name="P1">Samples</text:p>
        </draw:line>
        <draw:rect draw:style-name="gr4" draw:text-style-name="P1" draw:layer="layout" svg:width="2.032cm" svg:height="2.032cm" svg:x="6.08cm" svg:y="12.557cm">
          <text:p text:style-name="P1">Block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ulp</meta:initial-creator>
    <meta:creation-date>2017-03-24T20:30:52.17</meta:creation-date>
    <dc:date>2017-03-24T23:08:57.35</dc:date>
    <dc:creator>David Kulp</dc:creator>
    <meta:editing-duration>PT2M31S</meta:editing-duration>
    <meta:editing-cycles>2</meta:editing-cycles>
    <meta:generator>OpenOffice/4.1.2$Win32 OpenOffice.org_project/412m3$Build-9782</meta:generator>
    <meta:document-statistic meta:object-count="4"/>
  </office:meta>
</office:document-meta>
</file>